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2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9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9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58333in" style:font-size-asian="0.58333in" style:font-size-complex="0.58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58333in" style:font-size-asian="0.58333in" style:font-size-complex="0.58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58333in" style:font-size-asian="0.58333in" style:font-size-complex="0.58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58333in" style:font-size-asian="0.58333in" style:font-size-complex="0.58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9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90%" fo:text-align="left" style:tab-stop-distance="1in" fo:margin-left="0.0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9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9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9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5" style:parent-style-name="Graphics">
      <style:graphic-properties draw:fill="none" draw:stroke="non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9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7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503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65in"/>
      </text:list-level-style-number>
      <text:list-level-style-number text:level="4" style:num-format="">
        <style:list-level-properties text:space-before="0.9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35in"/>
      </text:list-level-style-number>
    </text:list-style>
    <text:list-style style:name="a484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497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506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500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492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481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509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488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453" draw:master-page-name="Master1-Layout1-title-Diapositive-de-titre" presentation:presentation-page-layout-name="Master1-PPL1" draw:id="Slide-256">
        <draw:frame draw:id="id87" presentation:style-name="a459" draw:name="Sous-titre 2" svg:x="7.66667in" svg:y="2.24514in" svg:width="2.16667in" svg:height="2in" presentation:class="subtitle" presentation:placeholder="false">
          <draw:text-box>
            <text:p text:style-name="a458" text:class-names="" text:cond-style-name=""><text:span text:style-name="a454" text:class-names="">Cafes</text:span><text:span text:style-name="a455" text:class-names=""><text:s text:c="1"/>in<text:s text:c="1"/></text:span><text:span text:style-name="a456" text:class-names="">Morocco</text:span><text:span text:style-name="a457" text:class-names=""/></text:p>
          </draw:text-box>
          <svg:title/>
          <svg:desc/>
        </draw:frame>
        <draw:frame draw:id="id88" presentation:style-name="a465" draw:name="Titre 1" svg:x="0.35484in" svg:y="0.35805in" svg:width="6.91667in" svg:height="1.02949in" presentation:class="title" presentation:placeholder="false">
          <draw:text-box>
            <text:p text:style-name="a464" text:class-names="" text:cond-style-name=""><text:span text:style-name="a460" text:class-names="">Capstone</text:span><text:span text:style-name="a461" text:class-names=""><text:s text:c="1"/></text:span><text:span text:style-name="a462" text:class-names="">project</text:span><text:span text:style-name="a463" text:class-names=""/></text:p>
          </draw:text-box>
          <svg:title/>
          <svg:desc/>
        </draw:frame>
        <draw:frame draw:id="id89" draw:style-name="a466" draw:name="Image 4" svg:x="0.17451in" svg:y="1.69354in" svg:width="7.31181in" svg:height="5.63306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467" draw:master-page-name="Master1-Layout2-obj-Titre-et-contenu" presentation:presentation-page-layout-name="Master1-PPL2" draw:id="Slide-257">
        <draw:frame draw:id="id90" presentation:style-name="a468" draw:name="Espace réservé du contenu 2" svg:x="0.41667in" svg:y="1.88in" svg:width="9.19498in" svg:height="4.82in" presentation:class="outline" presentation:placeholder="true">
          <draw:text-box/>
          <svg:title/>
          <svg:desc/>
        </draw:frame>
        <draw:frame draw:id="id91" presentation:style-name="a472" draw:name="Titre 1" svg:x="0.41667in" svg:y="0.38916in" svg:width="9.16586in" svg:height="1.1531in" presentation:class="title" presentation:placeholder="false">
          <draw:text-box>
            <text:p text:style-name="a471" text:class-names="" text:cond-style-name=""><text:span text:style-name="a469" text:class-names="">Introduction</text:span><text:span text:style-name="a470" text:class-names=""/></text:p>
          </draw:text-box>
          <svg:title/>
          <svg:desc/>
        </draw:frame>
      </draw:page>
      <draw:page draw:name="Slide3" draw:style-name="a473" draw:master-page-name="Master1-Layout2-obj-Titre-et-contenu" presentation:presentation-page-layout-name="Master1-PPL2" draw:id="Slide-258">
        <draw:frame draw:id="id92" presentation:style-name="a510" draw:name="Espace réservé du contenu 2" svg:x="0.41667in" svg:y="1.88in" svg:width="9.19498in" svg:height="4.82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4" text:class-names="">Problem</text:span><text:span text:style-name="a475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Interest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Data description</text:span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Methodology</text:span><text:span text:style-name="a486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9" text:class-names="">Result</text:span><text:span text:style-name="a490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3" text:class-names="">Discussion of<text:s text:c="1"/></text:span><text:span text:style-name="a494" text:class-names="">results</text:span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Conclusion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  <draw:frame draw:id="id93" presentation:style-name="a514" draw:name="Titre 1" svg:x="0.41667in" svg:y="0.38916in" svg:width="9.16586in" svg:height="1.1531in" presentation:class="title" presentation:placeholder="false">
          <draw:text-box>
            <text:p text:style-name="a513" text:class-names="" text:cond-style-name=""><text:span text:style-name="a511" text:class-names="">Plan<text:s text:c="1"/></text:span><text:span text:style-name="a512" text:class-names=""/></text:p>
          </draw:text-box>
          <svg:title/>
          <svg:desc/>
        </draw:frame>
        <draw:frame draw:id="id94" draw:style-name="a515" draw:name="Image 3" svg:x="4.29126in" svg:y="2.30032in" svg:width="5.17934in" svg:height="2.787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516" draw:master-page-name="Master1-Layout2-obj-Titre-et-contenu" presentation:presentation-page-layout-name="Master1-PPL2" draw:id="Slide-260">
        <draw:frame draw:id="id95" presentation:style-name="a517" draw:name="Espace réservé du contenu 2" svg:x="0.41667in" svg:y="1.88in" svg:width="9.19498in" svg:height="4.82in" presentation:class="outline" presentation:placeholder="true">
          <draw:text-box/>
          <svg:title/>
          <svg:desc/>
        </draw:frame>
        <draw:frame draw:id="id96" presentation:style-name="a522" draw:name="Titre 1" svg:x="0.41667in" svg:y="0.38916in" svg:width="9.16586in" svg:height="1.1531in" presentation:class="title" presentation:placeholder="false">
          <draw:text-box>
            <text:p text:style-name="a521" text:class-names="" text:cond-style-name=""><text:span text:style-name="a518" text:class-names="">Problem</text:span><text:span text:style-name="a519" text:class-names=""><text:s text:c="1"/></text:span><text:span text:style-name="a520" text:class-names=""/></text:p>
          </draw:text-box>
          <svg:title/>
          <svg:desc/>
        </draw:frame>
      </draw:page>
      <draw:page draw:name="Slide6" draw:style-name="a523" draw:master-page-name="Master1-Layout2-obj-Titre-et-contenu" presentation:presentation-page-layout-name="Master1-PPL2" draw:id="Slide-261">
        <draw:frame draw:id="id97" presentation:style-name="a524" draw:name="Espace réservé du contenu 2" svg:x="0.41667in" svg:y="1.88in" svg:width="9.19498in" svg:height="4.82in" presentation:class="outline" presentation:placeholder="true">
          <draw:text-box/>
          <svg:title/>
          <svg:desc/>
        </draw:frame>
        <draw:frame draw:id="id98" presentation:style-name="a528" draw:name="Titre 1" svg:x="0.41667in" svg:y="0.38916in" svg:width="9.16586in" svg:height="1.1531in" presentation:class="title" presentation:placeholder="false">
          <draw:text-box>
            <text:p text:style-name="a527" text:class-names="" text:cond-style-name=""><text:span text:style-name="a525" text:class-names="">Interest</text:span><text:span text:style-name="a526" text:class-names=""/></text:p>
          </draw:text-box>
          <svg:title/>
          <svg:desc/>
        </draw:frame>
      </draw:page>
      <draw:page draw:name="Slide4" draw:style-name="a529" draw:master-page-name="Master1-Layout2-obj-Titre-et-contenu" presentation:presentation-page-layout-name="Master1-PPL2" draw:id="Slide-259">
        <draw:frame draw:id="id99" presentation:style-name="a530" draw:name="Espace réservé du contenu 2" svg:x="0.41667in" svg:y="1.88in" svg:width="9.19498in" svg:height="4.82in" presentation:class="outline" presentation:placeholder="true">
          <draw:text-box/>
          <svg:title/>
          <svg:desc/>
        </draw:frame>
        <draw:frame draw:id="id100" presentation:style-name="a534" draw:name="Titre 1" svg:x="0.41667in" svg:y="0.38916in" svg:width="9.16586in" svg:height="1.1531in" presentation:class="title" presentation:placeholder="false">
          <draw:text-box>
            <text:p text:style-name="a533" text:class-names="" text:cond-style-name=""><text:span text:style-name="a531" text:class-names="">Data Description</text:span><text:span text:style-name="a532" text:class-names=""/></text:p>
          </draw:text-box>
          <svg:title/>
          <svg:desc/>
        </draw:frame>
      </draw:page>
      <draw:page draw:name="Slide7" draw:style-name="a535" draw:master-page-name="Master1-Layout2-obj-Titre-et-contenu" presentation:presentation-page-layout-name="Master1-PPL2" draw:id="Slide-262">
        <draw:frame draw:id="id101" presentation:style-name="a536" draw:name="Espace réservé du contenu 2" svg:x="0.41667in" svg:y="1.88in" svg:width="9.19498in" svg:height="4.82in" presentation:class="outline" presentation:placeholder="true">
          <draw:text-box/>
          <svg:title/>
          <svg:desc/>
        </draw:frame>
        <draw:frame draw:id="id102" presentation:style-name="a541" draw:name="Titre 1" svg:x="0.41667in" svg:y="0.38916in" svg:width="9.16586in" svg:height="1.1531in" presentation:class="title" presentation:placeholder="false">
          <draw:text-box>
            <text:p text:style-name="a540" text:class-names="" text:cond-style-name=""><text:span text:style-name="a537" text:class-names="">Metodology</text:span><text:span text:style-name="a538" text:class-names=""><text:s text:c="1"/></text:span><text:span text:style-name="a539" text:class-names=""/></text:p>
          </draw:text-box>
          <svg:title/>
          <svg:desc/>
        </draw:frame>
      </draw:page>
      <draw:page draw:name="Slide8" draw:style-name="a542" draw:master-page-name="Master1-Layout2-obj-Titre-et-contenu" presentation:presentation-page-layout-name="Master1-PPL2" draw:id="Slide-263">
        <draw:frame draw:id="id103" presentation:style-name="a543" draw:name="Espace réservé du contenu 2" svg:x="0.41667in" svg:y="1.88in" svg:width="9.19498in" svg:height="4.82in" presentation:class="outline" presentation:placeholder="true">
          <draw:text-box/>
          <svg:title/>
          <svg:desc/>
        </draw:frame>
        <draw:frame draw:id="id104" presentation:style-name="a547" draw:name="Titre 1" svg:x="0.41667in" svg:y="0.38916in" svg:width="9.16586in" svg:height="1.1531in" presentation:class="title" presentation:placeholder="false">
          <draw:text-box>
            <text:p text:style-name="a546" text:class-names="" text:cond-style-name=""><text:span text:style-name="a544" text:class-names="">Result</text:span><text:span text:style-name="a545" text:class-names=""/></text:p>
          </draw:text-box>
          <svg:title/>
          <svg:desc/>
        </draw:frame>
      </draw:page>
      <draw:page draw:name="Slide9" draw:style-name="a548" draw:master-page-name="Master1-Layout2-obj-Titre-et-contenu" presentation:presentation-page-layout-name="Master1-PPL2" draw:id="Slide-264">
        <draw:frame draw:id="id105" presentation:style-name="a549" draw:name="Espace réservé du contenu 2" svg:x="0.41667in" svg:y="1.88in" svg:width="9.19498in" svg:height="4.82in" presentation:class="outline" presentation:placeholder="true">
          <draw:text-box/>
          <svg:title/>
          <svg:desc/>
        </draw:frame>
        <draw:frame draw:id="id106" presentation:style-name="a553" draw:name="Titre 1" svg:x="0.41667in" svg:y="0.38916in" svg:width="9.16586in" svg:height="1.1531in" presentation:class="title" presentation:placeholder="false">
          <draw:text-box>
            <text:p text:style-name="a552" text:class-names="" text:cond-style-name=""><text:span text:style-name="a550" text:class-names="">Conclusion<text:s text:c="1"/></text:span><text:span text:style-name="a55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subtitle" svg:x="7.66667in" svg:y="2.24514in" svg:width="2.16667in" svg:height="2in"/>
      <presentation:placeholder presentation:object="date-time" svg:x="0.40561in" svg:y="6.95139in" svg:width="2.33333in" svg:height="0.3in"/>
      <presentation:placeholder presentation:object="page-number" svg:x="9.00556in" svg:y="6.95in" svg:width="0.63754in" svg:height="0.3in"/>
      <presentation:placeholder presentation:object="footer" svg:x="3.33333in" svg:y="6.95139in" svg:width="3.66667in" svg:height="0.3in"/>
      <presentation:placeholder presentation:object="title" svg:x="0.5in" svg:y="2.24514in" svg:width="6.91667in" svg:height="2in"/>
    </style:presentation-page-layout>
    <style:presentation-page-layout style:name="Master1-PPL2" style:display-name="Titre et contenu">
      <presentation:placeholder presentation:object="object" svg:x="0.41667in" svg:y="1.88in" svg:width="9.19498in" svg:height="4.82in"/>
      <presentation:placeholder presentation:object="date-time" svg:x="0.40561in" svg:y="6.95139in" svg:width="2.33333in" svg:height="0.3in"/>
      <presentation:placeholder presentation:object="footer" svg:x="3.33333in" svg:y="6.95139in" svg:width="3.66667in" svg:height="0.3in"/>
      <presentation:placeholder presentation:object="page-number" svg:x="9.00556in" svg:y="6.95in" svg:width="0.63754in" svg:height="0.3in"/>
      <presentation:placeholder presentation:object="title" svg:x="0.41667in" svg:y="0.38916in" svg:width="9.16586in" svg:height="1.1531in"/>
    </style:presentation-page-layout>
    <style:presentation-page-layout style:name="Master1-PPL3" style:display-name="Titre de section">
      <presentation:placeholder presentation:object="outline" svg:x="7.83333in" svg:y="3.16303in" svg:width="1.75in" svg:height="1.8in"/>
      <presentation:placeholder presentation:object="date-time" svg:x="0.40561in" svg:y="6.95139in" svg:width="2.33333in" svg:height="0.3in"/>
      <presentation:placeholder presentation:object="page-number" svg:x="9.00556in" svg:y="6.95in" svg:width="0.63754in" svg:height="0.3in"/>
      <presentation:placeholder presentation:object="footer" svg:x="3.33333in" svg:y="6.95139in" svg:width="3.66667in" svg:height="0.3in"/>
      <presentation:placeholder presentation:object="title" svg:x="0.41667in" svg:y="3.16303in" svg:width="6.91667in" svg:height="1.8in"/>
    </style:presentation-page-layout>
    <style:presentation-page-layout style:name="Master1-PPL4" style:display-name="Deux contenus">
      <presentation:placeholder presentation:object="object" svg:x="0.5in" svg:y="1.88in" svg:width="4.41667in" svg:height="4.82in"/>
      <presentation:placeholder presentation:object="object" svg:x="5.08333in" svg:y="1.88in" svg:width="4.41667in" svg:height="4.82in"/>
      <presentation:placeholder presentation:object="date-time" svg:x="0.40561in" svg:y="6.95139in" svg:width="2.33333in" svg:height="0.3in"/>
      <presentation:placeholder presentation:object="footer" svg:x="3.33333in" svg:y="6.95139in" svg:width="3.66667in" svg:height="0.3in"/>
      <presentation:placeholder presentation:object="page-number" svg:x="9.00556in" svg:y="6.95in" svg:width="0.63754in" svg:height="0.3in"/>
      <presentation:placeholder presentation:object="title" svg:x="0.41667in" svg:y="0.38916in" svg:width="9.16586in" svg:height="1.1531in"/>
    </style:presentation-page-layout>
    <style:presentation-page-layout style:name="Master1-PPL5" style:display-name="Comparaison">
      <presentation:placeholder presentation:object="outline" svg:x="0.5in" svg:y="1.88368in" svg:width="4.4184in" svg:height="0.69965in"/>
      <presentation:placeholder presentation:object="object" svg:x="0.5in" svg:y="2.66667in" svg:width="4.4184in" svg:height="4.03299in"/>
      <presentation:placeholder presentation:object="outline" svg:x="5.07986in" svg:y="1.88368in" svg:width="4.42014in" svg:height="0.69965in"/>
      <presentation:placeholder presentation:object="object" svg:x="5.07986in" svg:y="2.66667in" svg:width="4.42014in" svg:height="4.03299in"/>
      <presentation:placeholder presentation:object="date-time" svg:x="0.40561in" svg:y="6.95139in" svg:width="2.33333in" svg:height="0.3in"/>
      <presentation:placeholder presentation:object="footer" svg:x="3.33333in" svg:y="6.95139in" svg:width="3.66667in" svg:height="0.3in"/>
      <presentation:placeholder presentation:object="page-number" svg:x="9.00556in" svg:y="6.95in" svg:width="0.63754in" svg:height="0.3in"/>
      <presentation:placeholder presentation:object="title" svg:x="0.41667in" svg:y="0.38916in" svg:width="9.16586in" svg:height="1.1531in"/>
    </style:presentation-page-layout>
    <style:presentation-page-layout style:name="Master1-PPL6" style:display-name="Titre seul">
      <presentation:placeholder presentation:object="date-time" svg:x="0.40561in" svg:y="6.95139in" svg:width="2.33333in" svg:height="0.3in"/>
      <presentation:placeholder presentation:object="footer" svg:x="3.33333in" svg:y="6.95139in" svg:width="3.66667in" svg:height="0.3in"/>
      <presentation:placeholder presentation:object="page-number" svg:x="9.00556in" svg:y="6.95in" svg:width="0.63754in" svg:height="0.3in"/>
      <presentation:placeholder presentation:object="title" svg:x="0.41667in" svg:y="0.38916in" svg:width="9.16586in" svg:height="1.1531in"/>
    </style:presentation-page-layout>
    <style:presentation-page-layout style:name="Master1-PPL7" style:display-name="Vide">
      <presentation:placeholder presentation:object="date-time" svg:x="0.40561in" svg:y="6.95139in" svg:width="2.33333in" svg:height="0.3in"/>
      <presentation:placeholder presentation:object="footer" svg:x="3.33333in" svg:y="6.95139in" svg:width="3.66667in" svg:height="0.3in"/>
      <presentation:placeholder presentation:object="page-number" svg:x="9.00556in" svg:y="6.95in" svg:width="0.63754in" svg:height="0.3in"/>
    </style:presentation-page-layout>
    <style:presentation-page-layout style:name="Master1-PPL8" style:display-name="Contenu avec légende">
      <presentation:placeholder presentation:object="object" svg:x="0.66667in" svg:y="0.33333in" svg:width="6.41667in" svg:height="6.40104in"/>
      <presentation:placeholder presentation:object="outline" svg:x="7.83in" svg:y="2.33in" svg:width="1.83in" svg:height="3.08in"/>
      <presentation:placeholder presentation:object="date-time" svg:x="0.40561in" svg:y="6.95139in" svg:width="2.33333in" svg:height="0.3in"/>
      <presentation:placeholder presentation:object="footer" svg:x="3.33333in" svg:y="6.95139in" svg:width="3.66667in" svg:height="0.3in"/>
      <presentation:placeholder presentation:object="page-number" svg:x="9.00556in" svg:y="6.95in" svg:width="0.63754in" svg:height="0.3in"/>
      <presentation:placeholder presentation:object="title" svg:x="7.83in" svg:y="0.5in" svg:width="1.83252in" svg:height="1.83in"/>
    </style:presentation-page-layout>
    <style:presentation-page-layout style:name="Master1-PPL9" style:display-name="Image avec légende">
      <presentation:placeholder presentation:object="graphic" svg:x="0.16667in" svg:y="0.16667in" svg:width="7.33333in" svg:height="7.16667in"/>
      <presentation:placeholder presentation:object="outline" svg:x="7.83333in" svg:y="2.33333in" svg:width="1.83333in" svg:height="3.25in"/>
      <presentation:placeholder presentation:object="date-time" svg:x="0.40561in" svg:y="6.95139in" svg:width="2.33333in" svg:height="0.3in"/>
      <presentation:placeholder presentation:object="footer" svg:x="3.33333in" svg:y="6.95139in" svg:width="3.66667in" svg:height="0.3in"/>
      <presentation:placeholder presentation:object="page-number" svg:x="9.00556in" svg:y="6.95in" svg:width="0.63754in" svg:height="0.3in"/>
      <presentation:placeholder presentation:object="title" svg:x="7.83333in" svg:y="0.50333in" svg:width="1.83333in" svg:height="1.83in"/>
    </style:presentation-page-layout>
    <style:presentation-page-layout style:name="Master1-PPL10" style:display-name="Titre et texte vertical">
      <presentation:placeholder presentation:object="title" svg:x="0.41667in" svg:y="0.38916in" svg:width="9.16586in" svg:height="1.1531in"/>
      <presentation:placeholder presentation:object="outline" svg:x="0.41667in" svg:y="1.88in" svg:width="9.19498in" svg:height="4.82in"/>
      <presentation:placeholder presentation:object="date-time" svg:x="0.40561in" svg:y="6.95139in" svg:width="2.33333in" svg:height="0.3in"/>
      <presentation:placeholder presentation:object="footer" svg:x="3.33333in" svg:y="6.95139in" svg:width="3.66667in" svg:height="0.3in"/>
      <presentation:placeholder presentation:object="page-number" svg:x="9.00556in" svg:y="6.95in" svg:width="0.63754in" svg:height="0.3in"/>
    </style:presentation-page-layout>
    <style:presentation-page-layout style:name="Master1-PPL11" style:display-name="Titre vertical et texte">
      <presentation:placeholder presentation:object="title" svg:x="7.83333in" svg:y="0.30035in" svg:width="1.83333in" svg:height="6.39931in"/>
      <presentation:placeholder presentation:object="outline" svg:x="0.5in" svg:y="0.30035in" svg:width="6.58333in" svg:height="6.39931in"/>
      <presentation:placeholder presentation:object="date-time" svg:x="0.40561in" svg:y="6.95139in" svg:width="2.33333in" svg:height="0.3in"/>
      <presentation:placeholder presentation:object="footer" svg:x="3.33333in" svg:y="6.95139in" svg:width="3.66667in" svg:height="0.3in"/>
      <presentation:placeholder presentation:object="page-number" svg:x="9.00556in" svg:y="6.95in" svg:width="0.63754in" svg:height="0.3in"/>
    </style:presentation-page-layout>
    <style:style style:family="graphic" style:name="Graphics"/>
    <style:default-style style:family="graphic">
      <style:graphic-properties draw:fill="solid" draw:fill-color="#c66951" draw:opacity="100%" draw:stroke="solid" svg:stroke-width="0.02083in" svg:stroke-color="#914b39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6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.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9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1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4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.4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.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1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1.4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c66951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.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6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.4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534949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58333in" style:font-size-asian="0.58333in" style:font-size-complex="0.58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58333in" style:font-size-asian="0.58333in" style:font-size-complex="0.58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ccd1b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3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6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.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ccd1b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text-transform="uppercase" fo:color="#ccd1b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.4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3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text-transform="uppercase" fo:color="#ccd1b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ccd1b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6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1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4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ccd1b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4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ccd1b9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ccd1b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1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8056in" style:font-size-asian="0.18056in" style:font-size-complex="0.180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.4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c66951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6389in" style:font-size-asian="0.26389in" style:font-size-complex="0.263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ccd1b9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01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ccd1b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58333in" style:font-size-asian="0.58333in" style:font-size-complex="0.58333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58333in" style:font-size-asian="0.58333in" style:font-size-complex="0.58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c66951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5in" fo:padding-bottom="0.05in" fo:padding-left="0.1in" fo:padding-right="0.1in" draw:textarea-vertical-align="middle" draw:textarea-horizontal-align="center" draw:fill="solid" draw:fill-color="#ccd1b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3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6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ccd1b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ccd1b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53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53494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228">
      <text:list-level-style-bullet text:level="1" text:bullet-char="§">
        <style:list-level-properties text:space-before="0.1in" text:min-label-width="0.2in"/>
        <style:text-properties fo:color="#bf974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bf974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bf974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bf974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bf974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bf974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bf974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bf974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bf974d" fo:font-family="Wingdings" style:font-pitch="variable" fo:font-size="100%"/>
      </text:list-level-style-bullet>
    </text:list-style>
    <text:list-style style:name="a439">
      <text:list-level-style-bullet text:level="1" text:bullet-char="§">
        <style:list-level-properties text:space-before="0.1in" text:min-label-width="0.2in"/>
        <style:text-properties fo:color="#6f777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6f777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6f777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6f777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6f777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6f777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6f777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6f777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6f777d" fo:font-family="Wingdings" style:font-pitch="variable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§">
        <style:list-level-properties text:space-before="0.1in" text:min-label-width="0.2in"/>
        <style:text-properties fo:color="#bf974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bf974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bf974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bf974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bf974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bf974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bf974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bf974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bf974d" fo:font-family="Wingding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§">
        <style:list-level-properties text:space-before="0.1in" text:min-label-width="0.2in"/>
        <style:text-properties fo:color="#928b70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928b70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928b70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928b70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928b70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928b70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928b70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928b70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928b70" fo:font-family="Wingdings" style:font-pitch="variable" fo:font-size="100%"/>
      </text:list-level-style-bullet>
    </text:list-style>
    <text:list-style style:name="a204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82">
      <text:list-level-style-bullet text:level="1" text:bullet-char="§">
        <style:list-level-properties text:space-before="0.1in" text:min-label-width="0.2in"/>
        <style:text-properties fo:color="#928b70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928b70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928b70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928b70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928b70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928b70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928b70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928b70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928b70" fo:font-family="Wingdings" style:font-pitch="variable" fo:font-size="100%"/>
      </text:list-level-style-bullet>
    </text:list-style>
    <text:list-style style:name="a207">
      <text:list-level-style-bullet text:level="1" text:bullet-char="§">
        <style:list-level-properties text:space-before="0.1in" text:min-label-width="0.2in"/>
        <style:text-properties fo:color="#bf974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bf974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bf974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bf974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bf974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bf974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bf974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bf974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bf974d" fo:font-family="Wingdings" style:font-pitch="variable" fo:font-size="100%"/>
      </text:list-level-style-bullet>
    </text:list-style>
    <text:list-style style:name="a85">
      <text:list-level-style-bullet text:level="1" text:bullet-char="§">
        <style:list-level-properties text:space-before="0.1in" text:min-label-width="0.2in"/>
        <style:text-properties fo:color="#87706b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87706b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87706b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87706b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87706b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87706b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87706b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87706b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87706b" fo:font-family="Wingdings" style:font-pitch="variable" fo:font-size="100%"/>
      </text:list-level-style-bullet>
    </text:list-style>
    <text:list-style style:name="a89">
      <text:list-level-style-bullet text:level="1" text:bullet-char="§">
        <style:list-level-properties text:space-before="0.1in" text:min-label-width="0.2in"/>
        <style:text-properties fo:color="#6f777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6f777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6f777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6f777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6f777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6f777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6f777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6f777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6f777d" fo:font-family="Wingdings" style:font-pitch="variable" fo:font-size="100%"/>
      </text:list-level-style-bullet>
    </text:list-style>
    <text:list-style style:name="a13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173">
      <text:list-level-style-bullet text:level="1" text:bullet-char="§">
        <style:list-level-properties text:space-before="0.1in" text:min-label-width="0.2in"/>
        <style:text-properties fo:color="#6f777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6f777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6f777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6f777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6f777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6f777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6f777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6f777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6f777d" fo:font-family="Wingdings" style:font-pitch="variable" fo:font-size="100%"/>
      </text:list-level-style-bullet>
    </text:list-style>
    <text:list-style style:name="a386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310">
      <text:list-level-style-bullet text:level="1" text:bullet-char="§">
        <style:list-level-properties text:space-before="0.1in" text:min-label-width="0.2in"/>
        <style:text-properties fo:color="#bf974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bf974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bf974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bf974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bf974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bf974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bf974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bf974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bf974d" fo:font-family="Wingdings" style:font-pitch="variable" fo:font-size="100%"/>
      </text:list-level-style-bullet>
    </text:list-style>
    <text:list-style style:name="a16">
      <text:list-level-style-bullet text:level="1" text:bullet-char="§">
        <style:list-level-properties text:space-before="0.1in" text:min-label-width="0.2in"/>
        <style:text-properties fo:color="#bf974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bf974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bf974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bf974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bf974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bf974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bf974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bf974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bf974d" fo:font-family="Wingdings" style:font-pitch="variable" fo:font-size="100%"/>
      </text:list-level-style-bullet>
    </text:list-style>
    <text:list-style style:name="a389">
      <text:list-level-style-bullet text:level="1" text:bullet-char="§">
        <style:list-level-properties text:space-before="0.1in" text:min-label-width="0.2in"/>
        <style:text-properties fo:color="#bf974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bf974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bf974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bf974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bf974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bf974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bf974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bf974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bf974d" fo:font-family="Wingdings" style:font-pitch="variable" fo:font-size="100%"/>
      </text:list-level-style-bullet>
    </text:list-style>
    <text:list-style style:name="a313">
      <text:list-level-style-bullet text:level="1" text:bullet-char="§">
        <style:list-level-properties text:space-before="0.1in" text:min-label-width="0.2in"/>
        <style:text-properties fo:color="#928b70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928b70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928b70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928b70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928b70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928b70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928b70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928b70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928b70" fo:font-family="Wingdings" style:font-pitch="variable" fo:font-size="100%"/>
      </text:list-level-style-bullet>
    </text:list-style>
    <text:list-style style:name="a19">
      <text:list-level-style-bullet text:level="1" text:bullet-char="§">
        <style:list-level-properties text:space-before="0.1in" text:min-label-width="0.2in"/>
        <style:text-properties fo:color="#928b70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928b70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928b70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928b70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928b70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928b70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928b70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928b70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928b70" fo:font-family="Wingdings" style:font-pitch="variable" fo:font-size="100%"/>
      </text:list-level-style-bullet>
    </text:list-style>
    <text:list-style style:name="a231">
      <text:list-level-style-bullet text:level="1" text:bullet-char="§">
        <style:list-level-properties text:space-before="0.1in" text:min-label-width="0.2in"/>
        <style:text-properties fo:color="#928b70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928b70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928b70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928b70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928b70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928b70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928b70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928b70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928b70" fo:font-family="Wingdings" style:font-pitch="variable" fo:font-size="100%"/>
      </text:list-level-style-bullet>
    </text:list-style>
    <text:list-style style:name="a316">
      <text:list-level-style-bullet text:level="1" text:bullet-char="§">
        <style:list-level-properties text:space-before="0.1in" text:min-label-width="0.2in"/>
        <style:text-properties fo:color="#87706b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87706b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87706b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87706b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87706b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87706b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87706b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87706b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87706b" fo:font-family="Wingdings" style:font-pitch="variable" fo:font-size="100%"/>
      </text:list-level-style-bullet>
    </text:list-style>
    <text:list-style style:name="a234">
      <text:list-level-style-bullet text:level="1" text:bullet-char="§">
        <style:list-level-properties text:space-before="0.1in" text:min-label-width="0.2in"/>
        <style:text-properties fo:color="#87706b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87706b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87706b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87706b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87706b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87706b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87706b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87706b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87706b" fo:font-family="Wingdings" style:font-pitch="variable" fo:font-size="100%"/>
      </text:list-level-style-bullet>
    </text:list-style>
    <text:list-style style:name="a152">
      <text:list-level-style-bullet text:level="1" text:bullet-char="§">
        <style:list-level-properties text:space-before="0.1in" text:min-label-width="0.2in"/>
        <style:text-properties fo:color="#87706b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87706b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87706b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87706b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87706b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87706b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87706b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87706b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87706b" fo:font-family="Wingdings" style:font-pitch="variable" fo:font-size="100%"/>
      </text:list-level-style-bullet>
    </text:list-style>
    <text:list-style style:name="a238">
      <text:list-level-style-bullet text:level="1" text:bullet-char="§">
        <style:list-level-properties text:space-before="0.1in" text:min-label-width="0.2in"/>
        <style:text-properties fo:color="#6f777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6f777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6f777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6f777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6f777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6f777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6f777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6f777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6f777d" fo:font-family="Wingdings" style:font-pitch="variable" fo:font-size="100%"/>
      </text:list-level-style-bullet>
    </text:list-style>
    <text:list-style style:name="a156">
      <text:list-level-style-bullet text:level="1" text:bullet-char="§">
        <style:list-level-properties text:space-before="0.1in" text:min-label-width="0.2in"/>
        <style:text-properties fo:color="#6f777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6f777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6f777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6f777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6f777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6f777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6f777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6f777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6f777d" fo:font-family="Wingdings" style:font-pitch="variable" fo:font-size="100%"/>
      </text:list-level-style-bullet>
    </text:list-style>
    <text:list-style style:name="a210">
      <text:list-level-style-bullet text:level="1" text:bullet-char="§">
        <style:list-level-properties text:space-before="0.1in" text:min-label-width="0.2in"/>
        <style:text-properties fo:color="#928b70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928b70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928b70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928b70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928b70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928b70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928b70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928b70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928b70" fo:font-family="Wingdings" style:font-pitch="variable" fo:font-size="100%"/>
      </text:list-level-style-bullet>
    </text:list-style>
    <text:list-style style:name="a213">
      <text:list-level-style-bullet text:level="1" text:bullet-char="§">
        <style:list-level-properties text:space-before="0.1in" text:min-label-width="0.2in"/>
        <style:text-properties fo:color="#87706b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87706b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87706b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87706b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87706b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87706b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87706b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87706b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87706b" fo:font-family="Wingdings" style:font-pitch="variable" fo:font-size="100%"/>
      </text:list-level-style-bullet>
    </text:list-style>
    <text:list-style style:name="a426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217">
      <text:list-level-style-bullet text:level="1" text:bullet-char="§">
        <style:list-level-properties text:space-before="0.1in" text:min-label-width="0.2in"/>
        <style:text-properties fo:color="#6f777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6f777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6f777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6f777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6f777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6f777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6f777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6f777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6f777d" fo:font-family="Wingdings" style:font-pitch="variable" fo:font-size="100%"/>
      </text:list-level-style-bullet>
    </text:list-style>
    <text:list-style style:name="a429">
      <text:list-level-style-bullet text:level="1" text:bullet-char="§">
        <style:list-level-properties text:space-before="0.1in" text:min-label-width="0.2in"/>
        <style:text-properties fo:color="#bf974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bf974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bf974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bf974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bf974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bf974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bf974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bf974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bf974d" fo:font-family="Wingdings" style:font-pitch="variable" fo:font-size="100%"/>
      </text:list-level-style-bullet>
    </text:list-style>
    <text:list-style style:name="a22">
      <text:list-level-style-bullet text:level="1" text:bullet-char="§">
        <style:list-level-properties text:space-before="0.1in" text:min-label-width="0.2in"/>
        <style:text-properties fo:color="#87706b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87706b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87706b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87706b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87706b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87706b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87706b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87706b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87706b" fo:font-family="Wingdings" style:font-pitch="variable" fo:font-size="100%"/>
      </text:list-level-style-bullet>
    </text:list-style>
    <text:list-style style:name="a392">
      <text:list-level-style-bullet text:level="1" text:bullet-char="§">
        <style:list-level-properties text:space-before="0.1in" text:min-label-width="0.2in"/>
        <style:text-properties fo:color="#928b70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928b70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928b70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928b70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928b70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928b70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928b70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928b70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928b70" fo:font-family="Wingdings" style:font-pitch="variable" fo:font-size="100%"/>
      </text:list-level-style-bullet>
    </text:list-style>
    <text:list-style style:name="a395">
      <text:list-level-style-bullet text:level="1" text:bullet-char="§">
        <style:list-level-properties text:space-before="0.1in" text:min-label-width="0.2in"/>
        <style:text-properties fo:color="#87706b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87706b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87706b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87706b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87706b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87706b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87706b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87706b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87706b" fo:font-family="Wingdings" style:font-pitch="variable" fo:font-size="100%"/>
      </text:list-level-style-bullet>
    </text:list-style>
    <text:list-style style:name="a26">
      <text:list-level-style-bullet text:level="1" text:bullet-char="§">
        <style:list-level-properties text:space-before="0.1in" text:min-label-width="0.2in"/>
        <style:text-properties fo:color="#6f777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6f777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6f777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6f777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6f777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6f777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6f777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6f777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6f777d" fo:font-family="Wingdings" style:font-pitch="variable" fo:font-size="100%"/>
      </text:list-level-style-bullet>
    </text:list-style>
    <text:list-style style:name="a320">
      <text:list-level-style-bullet text:level="1" text:bullet-char="§">
        <style:list-level-properties text:space-before="0.1in" text:min-label-width="0.2in"/>
        <style:text-properties fo:color="#6f777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6f777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6f777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6f777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6f777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6f777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6f777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6f777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6f777d" fo:font-family="Wingdings" style:font-pitch="variable" fo:font-size="100%"/>
      </text:list-level-style-bullet>
    </text:list-style>
    <text:list-style style:name="a399">
      <text:list-level-style-bullet text:level="1" text:bullet-char="§">
        <style:list-level-properties text:space-before="0.1in" text:min-label-width="0.2in"/>
        <style:text-properties fo:color="#6f777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6f777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6f777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6f777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6f777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6f777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6f777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6f777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6f777d" fo:font-family="Wingding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79">
      <text:list-level-style-bullet text:level="1" text:bullet-char="§">
        <style:list-level-properties text:space-before="0.1in" text:min-label-width="0.2in"/>
        <style:text-properties fo:color="#bf974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bf974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bf974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bf974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bf974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bf974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bf974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bf974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bf974d" fo:font-family="Wingdings" style:font-pitch="variable" fo:font-size="100%"/>
      </text:list-level-style-bullet>
    </text:list-style>
    <text:list-style style:name="a163">
      <text:list-level-style-bullet text:level="1" text:bullet-char="§">
        <style:list-level-properties text:space-before="0.1in" text:min-label-width="0.2in"/>
        <style:text-properties fo:color="#bf974d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bf974d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bf974d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bf974d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bf974d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bf974d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bf974d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bf974d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bf974d" fo:font-family="Wingdings" style:font-pitch="variable" fo:font-size="100%"/>
      </text:list-level-style-bullet>
    </text:list-style>
    <text:list-style style:name="a166">
      <text:list-level-style-bullet text:level="1" text:bullet-char="§">
        <style:list-level-properties text:space-before="0.1in" text:min-label-width="0.2in"/>
        <style:text-properties fo:color="#928b70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928b70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928b70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928b70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928b70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928b70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928b70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928b70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928b70" fo:font-family="Wingdings" style:font-pitch="variable" fo:font-size="100%"/>
      </text:list-level-style-bullet>
    </text:list-style>
    <text:list-style style:name="a169">
      <text:list-level-style-bullet text:level="1" text:bullet-char="§">
        <style:list-level-properties text:space-before="0.1in" text:min-label-width="0.2in"/>
        <style:text-properties fo:color="#87706b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87706b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87706b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87706b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87706b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87706b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87706b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87706b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87706b" fo:font-family="Wingding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§">
        <style:list-level-properties text:space-before="0.1in" text:min-label-width="0.2in"/>
        <style:text-properties fo:color="#928b70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928b70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928b70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928b70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928b70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928b70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928b70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928b70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928b70" fo:font-family="Wingdings" style:font-pitch="variable" fo:font-size="100%"/>
      </text:list-level-style-bullet>
    </text:list-style>
    <text:list-style style:name="a307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text:list-style style:name="a435">
      <text:list-level-style-bullet text:level="1" text:bullet-char="§">
        <style:list-level-properties text:space-before="0.1in" text:min-label-width="0.2in"/>
        <style:text-properties fo:color="#87706b" fo:font-family="Wingdings" style:font-pitch="variable" fo:font-size="100%"/>
      </text:list-level-style-bullet>
      <text:list-level-style-bullet text:level="2" text:bullet-char="§">
        <style:list-level-properties text:space-before="0.4in" text:min-label-width="0.2in"/>
        <style:text-properties fo:color="#87706b" fo:font-family="Wingdings" style:font-pitch="variable" fo:font-size="100%"/>
      </text:list-level-style-bullet>
      <text:list-level-style-bullet text:level="3" text:bullet-char="§">
        <style:list-level-properties text:space-before="0.7in" text:min-label-width="0.2in"/>
        <style:text-properties fo:color="#87706b" fo:font-family="Wingdings" style:font-pitch="variable" fo:font-size="100%"/>
      </text:list-level-style-bullet>
      <text:list-level-style-bullet text:level="4" text:bullet-char="§">
        <style:list-level-properties text:space-before="1in" text:min-label-width="0.2in"/>
        <style:text-properties fo:color="#87706b" fo:font-family="Wingdings" style:font-pitch="variable" fo:font-size="100%"/>
      </text:list-level-style-bullet>
      <text:list-level-style-bullet text:level="5" text:bullet-char="§">
        <style:list-level-properties text:space-before="1.2in" text:min-label-width="0.2in"/>
        <style:text-properties fo:color="#87706b" fo:font-family="Wingdings" style:font-pitch="variable" fo:font-size="100%"/>
      </text:list-level-style-bullet>
      <text:list-level-style-bullet text:level="6" text:bullet-char="§">
        <style:list-level-properties text:space-before="1.5in" text:min-label-width="0.2in"/>
        <style:text-properties fo:color="#87706b" fo:font-family="Wingdings" style:font-pitch="variable" fo:font-size="100%"/>
      </text:list-level-style-bullet>
      <text:list-level-style-bullet text:level="7" text:bullet-char="§">
        <style:list-level-properties text:space-before="1.8in" text:min-label-width="0.2in"/>
        <style:text-properties fo:color="#87706b" fo:font-family="Wingdings" style:font-pitch="variable" fo:font-size="100%"/>
      </text:list-level-style-bullet>
      <text:list-level-style-bullet text:level="8" text:bullet-char="§">
        <style:list-level-properties text:space-before="2.1in" text:min-label-width="0.2in"/>
        <style:text-properties fo:color="#87706b" fo:font-family="Wingdings" style:font-pitch="variable" fo:font-size="100%"/>
      </text:list-level-style-bullet>
      <text:list-level-style-bullet text:level="9" text:bullet-char="§">
        <style:list-level-properties text:space-before="2.4in" text:min-label-width="0.2in"/>
        <style:text-properties fo:color="#87706b" fo:font-family="Wingdings" style:font-pitch="variable" fo:font-size="100%"/>
      </text:list-level-style-bullet>
    </text:list-style>
    <text:list-style style:name="a225">
      <text:list-level-style-bullet text:level="1" text:bullet-char="">
        <style:list-level-properties text:space-before="0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2" text:bullet-char="">
        <style:list-level-properties text:space-before="0.3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3" text:bullet-char="">
        <style:list-level-properties text:space-before="0.6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4" text:bullet-char="">
        <style:list-level-properties text:space-before="0.9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5" text:bullet-char="">
        <style:list-level-properties text:space-before="1.1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6" text:bullet-char="">
        <style:list-level-properties text:space-before="1.4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7" text:bullet-char="">
        <style:list-level-properties text:space-before="1.7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8" text:bullet-char="">
        <style:list-level-properties text:space-before="2.05in" text:min-label-width="0.25in"/>
        <style:text-properties fo:color="#c66951" fo:font-family="Wingdings 2" style:font-family-generic="roman" style:font-pitch="variable" style:font-charset="x-symbol" fo:font-size="100%"/>
      </text:list-level-style-bullet>
      <text:list-level-style-bullet text:level="9" text:bullet-char="">
        <style:list-level-properties text:space-before="2.35in" text:min-label-width="0.25in"/>
        <style:text-properties fo:color="#c66951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rille" style:page-layout-name="pageLayout1" draw:style-name="a0">
      <draw:custom-shape svg:x="0.16667in" svg:y="1.78803in" svg:width="9.65858in" svg:height="5.5178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667in" svg:width="9.63916in" svg:height="1.47249in" draw:id="id1" draw:style-name="a6" draw:name="Rectangle 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0.41667in" svg:y="0.38916in" svg:width="9.16586in" svg:height="1.1531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0.41667in" svg:y="1.88in" svg:width="9.19498in" svg:height="4.82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Modifiez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2" draw:name="Date Placeholder 3" svg:x="0.40561in" svg:y="6.95139in" svg:width="2.33333in" svg:height="0.3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/></text:span><text:span text:style-name="a30" text:class-names=""/></text:p>
        </draw:text-box>
        <svg:title/>
        <svg:desc/>
      </draw:frame>
      <draw:frame draw:id="id5" presentation:style-name="a35" draw:name="Footer Placeholder 4" svg:x="3.33333in" svg:y="6.95139in" svg:width="3.66667in" svg:height="0.3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9.00556in" svg:y="6.95in" svg:width="0.63754in" svg:height="0.3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/></text:span><text:span text:style-name="a37" text:class-names=""/></text:p>
        </draw:text-box>
        <svg:title/>
        <svg:desc/>
      </draw:frame>
    </style:master-page>
    <style:master-page style:name="Master1-Layout1-title-Diapositive-de-titre" style:page-layout-name="pageLayout1" draw:style-name="a40">
      <draw:custom-shape svg:x="7.66667in" svg:y="0.16667in" svg:width="2.16667in" svg:height="7.17in" draw:id="id7" draw:style-name="a43" draw:name="Rectangle 6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833in" svg:width="7.33333in" svg:height="7.16667in" draw:id="id8" draw:style-name="a46" draw:name="Rectangle 7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ubtitle 2" svg:x="7.66667in" svg:y="2.24514in" svg:width="2.16667in" svg:height="2in" presentation:class="subtitle" presentation:placeholder="false">
        <draw:text-box>
          <text:p text:style-name="a49" text:class-names="" text:cond-style-name=""><text:span text:style-name="a47" text:class-names="">Modifiez le style des sous-titres du masque</text:span><text:span text:style-name="a48" text:class-names=""/></text:p>
        </draw:text-box>
        <svg:title/>
        <svg:desc/>
      </draw:frame>
      <draw:frame draw:id="id10" presentation:style-name="a55" draw:name="Date Placeholder 9" svg:x="0.40561in" svg:y="6.95139in" svg:width="2.33333in" svg:height="0.3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/></text:span><text:span text:style-name="a53" text:class-names=""/></text:p>
        </draw:text-box>
        <svg:title/>
        <svg:desc/>
      </draw:frame>
      <draw:frame draw:id="id11" presentation:style-name="a59" draw:name="Slide Number Placeholder 10" svg:x="9.00556in" svg:y="6.95in" svg:width="0.63754in" svg:height="0.3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  <draw:frame draw:id="id12" presentation:style-name="a62" draw:name="Footer Placeholder 11" svg:x="3.33333in" svg:y="6.95139in" svg:width="3.66667in" svg:height="0.3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3" presentation:style-name="a66" draw:name="Title 12" svg:x="0.5in" svg:y="2.24514in" svg:width="6.91667in" svg:height="2in" presentation:class="title" presentation:placeholder="false">
        <draw:text-box>
          <text:p text:style-name="a65" text:class-names="" text:cond-style-name=""><text:span text:style-name="a63" text:class-names="">Modifiez le style du titre</text:span><text:span text:style-name="a64" text:class-names=""/></text:p>
        </draw:text-box>
        <svg:title/>
        <svg:desc/>
      </draw:frame>
    </style:master-page>
    <style:master-page style:name="Master1-Layout2-obj-Titre-et-contenu" style:page-layout-name="pageLayout1" draw:style-name="a67">
      <draw:custom-shape svg:x="0.16667in" svg:y="1.78803in" svg:width="9.65858in" svg:height="5.5178in" draw:id="id14" draw:layer="Master1-bg" draw:style-name="a70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667in" svg:width="9.63916in" svg:height="1.47249in" draw:id="id15" draw:layer="Master1-bg" draw:style-name="a73" draw:name="Rectangle 8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90" draw:name="Content Placeholder 2" svg:x="0.41667in" svg:y="1.88in" svg:width="9.19498in" svg:height="4.82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Modifiez les styles du texte du masque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Deuxième niveau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Cinquième niveau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5" draw:name="Date Placeholder 3" svg:x="0.40561in" svg:y="6.95139in" svg:width="2.33333in" svg:height="0.3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</draw:text-box>
        <svg:title/>
        <svg:desc/>
      </draw:frame>
      <draw:frame draw:id="id18" presentation:style-name="a98" draw:name="Footer Placeholder 4" svg:x="3.33333in" svg:y="6.95139in" svg:width="3.66667in" svg:height="0.3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00556in" svg:y="6.95in" svg:width="0.63754in" svg:height="0.3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/></text:span><text:span text:style-name="a100" text:class-names=""/></text:p>
        </draw:text-box>
        <svg:title/>
        <svg:desc/>
      </draw:frame>
      <draw:frame draw:id="id20" presentation:style-name="a106" draw:name="Title 6" svg:x="0.41667in" svg:y="0.38916in" svg:width="9.16586in" svg:height="1.1531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</style:master-page>
    <style:master-page style:name="Master1-Layout3-secHead-Titre-de-section" style:page-layout-name="pageLayout1" draw:style-name="a107">
      <draw:custom-shape svg:x="7.66667in" svg:y="0.16667in" svg:width="2.16667in" svg:height="7.17in" draw:id="id21" draw:style-name="a110" draw:name="Rectangl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833in" svg:width="7.33333in" svg:height="7.16667in" draw:id="id22" draw:style-name="a113" draw:name="Rectangle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7" draw:name="Text Placeholder 2" svg:x="7.83333in" svg:y="3.16303in" svg:width="1.75in" svg:height="1.8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Modifiez les styles du texte du masque</text:span></text:p>
            </text:list-item>
          </text:list>
        </draw:text-box>
        <svg:title/>
        <svg:desc/>
      </draw:frame>
      <draw:frame draw:id="id24" presentation:style-name="a122" draw:name="Date Placeholder 8" svg:x="0.40561in" svg:y="6.95139in" svg:width="2.33333in" svg:height="0.3in" presentation:class="date-time" presentation:placeholder="false">
        <draw:text-box>
          <text:p text:style-name="a121" text:class-names="" text:cond-style-name=""><text:span text:style-name="a118" text:class-names=""><text:date text:fixed="false" style:data-style-name="a119"/></text:span><text:span text:style-name="a120" text:class-names=""/></text:p>
        </draw:text-box>
        <svg:title/>
        <svg:desc/>
      </draw:frame>
      <draw:frame draw:id="id25" presentation:style-name="a126" draw:name="Slide Number Placeholder 9" svg:x="9.00556in" svg:y="6.95in" svg:width="0.63754in" svg:height="0.3in" presentation:class="page-number" presentation:placeholder="false">
        <draw:text-box>
          <text:p text:style-name="a125" text:class-names="" text:cond-style-name=""><text:span text:style-name="a123" text:class-names=""><text:page-number style:num-format="1" text:fixed="false"/></text:span><text:span text:style-name="a124" text:class-names=""/></text:p>
        </draw:text-box>
        <svg:title/>
        <svg:desc/>
      </draw:frame>
      <draw:frame draw:id="id26" presentation:style-name="a129" draw:name="Footer Placeholder 10" svg:x="3.33333in" svg:y="6.95139in" svg:width="3.66667in" svg:height="0.3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7" presentation:style-name="a133" draw:name="Title 11" svg:x="0.41667in" svg:y="3.16303in" svg:width="6.91667in" svg:height="1.8in" presentation:class="title" presentation:placeholder="false">
        <draw:text-box>
          <text:p text:style-name="a132" text:class-names="" text:cond-style-name=""><text:span text:style-name="a130" text:class-names="">Modifiez le style du titre</text:span><text:span text:style-name="a131" text:class-names=""/></text:p>
        </draw:text-box>
        <svg:title/>
        <svg:desc/>
      </draw:frame>
    </style:master-page>
    <style:master-page style:name="Master1-Layout4-twoObj-Deux-contenus" style:page-layout-name="pageLayout1" draw:style-name="a134">
      <draw:custom-shape svg:x="0.16667in" svg:y="1.78803in" svg:width="9.65858in" svg:height="5.5178in" draw:id="id28" draw:layer="Master1-bg" draw:style-name="a137" draw:name="Rectangle 8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667in" svg:width="9.63916in" svg:height="1.47249in" draw:id="id29" draw:layer="Master1-bg" draw:style-name="a140" draw:name="Rectangle 9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7" draw:name="Content Placeholder 2" svg:x="0.5in" svg:y="1.88in" svg:width="4.41667in" svg:height="4.82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Modifiez les styles du texte du masque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Deuxième niveau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Cinquième niveau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4" draw:name="Content Placeholder 3" svg:x="5.08333in" svg:y="1.88in" svg:width="4.41667in" svg:height="4.82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Modifiez les styles du texte du masque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Deuxième niveau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0" text:class-names="">Cinquième niveau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9" draw:name="Date Placeholder 4" svg:x="0.40561in" svg:y="6.95139in" svg:width="2.33333in" svg:height="0.3in" presentation:class="date-time" presentation:placeholder="false">
        <draw:text-box>
          <text:p text:style-name="a178" text:class-names="" text:cond-style-name=""><text:span text:style-name="a175" text:class-names=""><text:date text:fixed="false" style:data-style-name="a176"/></text:span><text:span text:style-name="a177" text:class-names=""/></text:p>
        </draw:text-box>
        <svg:title/>
        <svg:desc/>
      </draw:frame>
      <draw:frame draw:id="id33" presentation:style-name="a182" draw:name="Footer Placeholder 5" svg:x="3.33333in" svg:y="6.95139in" svg:width="3.66667in" svg:height="0.3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34" presentation:style-name="a186" draw:name="Slide Number Placeholder 6" svg:x="9.00556in" svg:y="6.95in" svg:width="0.63754in" svg:height="0.3in" presentation:class="page-number" presentation:placeholder="false">
        <draw:text-box>
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</draw:text-box>
        <svg:title/>
        <svg:desc/>
      </draw:frame>
      <draw:frame draw:id="id35" presentation:style-name="a190" draw:name="Title 7" svg:x="0.41667in" svg:y="0.38916in" svg:width="9.16586in" svg:height="1.1531in" presentation:class="title" presentation:placeholder="false">
        <draw:text-box>
          <text:p text:style-name="a189" text:class-names="" text:cond-style-name=""><text:span text:style-name="a187" text:class-names="">Modifiez le style du titre</text:span><text:span text:style-name="a188" text:class-names=""/></text:p>
        </draw:text-box>
        <svg:title/>
        <svg:desc/>
      </draw:frame>
    </style:master-page>
    <style:master-page style:name="Master1-Layout5-twoTxTwoObj-Comparaison" style:page-layout-name="pageLayout1" draw:style-name="a191">
      <draw:custom-shape svg:x="0.16667in" svg:y="1.78803in" svg:width="9.65858in" svg:height="5.5178in" draw:id="id36" draw:layer="Master1-bg" draw:style-name="a194" draw:name="Rectangle 10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667in" svg:width="9.63916in" svg:height="1.47249in" draw:id="id37" draw:layer="Master1-bg" draw:style-name="a197" draw:name="Rectangle 11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01" draw:name="Text Placeholder 2" svg:x="0.5in" svg:y="1.88368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odifiez les styles du texte du masque</text:span></text:p>
            </text:list-item>
          </text:list>
        </draw:text-box>
        <svg:title/>
        <svg:desc/>
      </draw:frame>
      <draw:frame draw:id="id39" presentation:style-name="a218" draw:name="Content Placeholder 3" svg:x="0.5in" svg:y="2.66667in" svg:width="4.4184in" svg:height="4.03299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ez les styles du texte du masqu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Deuxième niveau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22" draw:name="Text Placeholder 4" svg:x="5.07986in" svg:y="1.88368in" svg:width="4.42014in" svg:height="0.69965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z les styles du texte du masque</text:span></text:p>
            </text:list-item>
          </text:list>
        </draw:text-box>
        <svg:title/>
        <svg:desc/>
      </draw:frame>
      <draw:frame draw:id="id41" presentation:style-name="a239" draw:name="Content Placeholder 5" svg:x="5.07986in" svg:y="2.66667in" svg:width="4.42014in" svg:height="4.03299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Modifiez les styles du texte du masque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Deuxièm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Cinquième niveau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44" draw:name="Date Placeholder 6" svg:x="0.40561in" svg:y="6.95139in" svg:width="2.33333in" svg:height="0.3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/></text:span><text:span text:style-name="a242" text:class-names=""/></text:p>
        </draw:text-box>
        <svg:title/>
        <svg:desc/>
      </draw:frame>
      <draw:frame draw:id="id43" presentation:style-name="a247" draw:name="Footer Placeholder 7" svg:x="3.33333in" svg:y="6.95139in" svg:width="3.66667in" svg:height="0.3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4" presentation:style-name="a251" draw:name="Slide Number Placeholder 8" svg:x="9.00556in" svg:y="6.95in" svg:width="0.63754in" svg:height="0.3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/></text:span><text:span text:style-name="a249" text:class-names=""/></text:p>
        </draw:text-box>
        <svg:title/>
        <svg:desc/>
      </draw:frame>
      <draw:frame draw:id="id45" presentation:style-name="a255" draw:name="Title 9" svg:x="0.41667in" svg:y="0.38916in" svg:width="9.16586in" svg:height="1.1531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</style:master-page>
    <style:master-page style:name="Master1-Layout6-titleOnly-Titre-seul" style:page-layout-name="pageLayout1" draw:style-name="a256">
      <draw:custom-shape svg:x="0.16667in" svg:y="1.78803in" svg:width="9.65858in" svg:height="5.5178in" draw:id="id46" draw:layer="Master1-bg" draw:style-name="a259" draw:name="Rectangle 6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667in" svg:width="9.63916in" svg:height="1.47249in" draw:id="id47" draw:layer="Master1-bg" draw:style-name="a262" draw:name="Rectangle 7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67" draw:name="Date Placeholder 2" svg:x="0.40561in" svg:y="6.95139in" svg:width="2.33333in" svg:height="0.3in" presentation:class="date-time" presentation:placeholder="false">
        <draw:text-box>
          <text:p text:style-name="a266" text:class-names="" text:cond-style-name=""><text:span text:style-name="a263" text:class-names=""><text:date text:fixed="false" style:data-style-name="a264"/></text:span><text:span text:style-name="a265" text:class-names=""/></text:p>
        </draw:text-box>
        <svg:title/>
        <svg:desc/>
      </draw:frame>
      <draw:frame draw:id="id49" presentation:style-name="a270" draw:name="Footer Placeholder 3" svg:x="3.33333in" svg:y="6.95139in" svg:width="3.66667in" svg:height="0.3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50" presentation:style-name="a274" draw:name="Slide Number Placeholder 4" svg:x="9.00556in" svg:y="6.95in" svg:width="0.63754in" svg:height="0.3in" presentation:class="page-number" presentation:placeholder="false">
        <draw:text-box>
          <text:p text:style-name="a273" text:class-names="" text:cond-style-name=""><text:span text:style-name="a271" text:class-names=""><text:page-number style:num-format="1" text:fixed="false"/></text:span><text:span text:style-name="a272" text:class-names=""/></text:p>
        </draw:text-box>
        <svg:title/>
        <svg:desc/>
      </draw:frame>
      <draw:frame draw:id="id51" presentation:style-name="a278" draw:name="Title 5" svg:x="0.41667in" svg:y="0.38916in" svg:width="9.16586in" svg:height="1.1531in" presentation:class="title" presentation:placeholder="false">
        <draw:text-box>
          <text:p text:style-name="a277" text:class-names="" text:cond-style-name=""><text:span text:style-name="a275" text:class-names="">Modifiez le style du titre</text:span><text:span text:style-name="a276" text:class-names=""/></text:p>
        </draw:text-box>
        <svg:title/>
        <svg:desc/>
      </draw:frame>
    </style:master-page>
    <style:master-page style:name="Master1-Layout7-blank-Vide" style:page-layout-name="pageLayout1" draw:style-name="a279">
      <draw:custom-shape svg:x="0.16667in" svg:y="0.16505in" svg:width="9.65858in" svg:height="7.17in" draw:id="id52" draw:style-name="a282" draw:name="Rectangle 4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87" draw:name="Date Placeholder 1" svg:x="0.40561in" svg:y="6.95139in" svg:width="2.33333in" svg:height="0.3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/></text:span><text:span text:style-name="a285" text:class-names=""/></text:p>
        </draw:text-box>
        <svg:title/>
        <svg:desc/>
      </draw:frame>
      <draw:frame draw:id="id54" presentation:style-name="a290" draw:name="Footer Placeholder 2" svg:x="3.33333in" svg:y="6.95139in" svg:width="3.66667in" svg:height="0.3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5" presentation:style-name="a294" draw:name="Slide Number Placeholder 3" svg:x="9.00556in" svg:y="6.95in" svg:width="0.63754in" svg:height="0.3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/></text:span><text:span text:style-name="a292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95">
      <draw:custom-shape svg:x="0in" svg:y="0in" svg:width="10in" svg:height="7.5in" draw:id="id56" draw:style-name="a298" draw:name="Rectangle 9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6667in" svg:y="0.165in" svg:width="2.16667in" svg:height="7.17in" draw:id="id57" draw:style-name="a301" draw:name="Rectangle 7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667in" svg:width="7.33333in" svg:height="7.16667in" draw:id="id58" draw:style-name="a304" draw:name="Rectangle 8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21" draw:name="Content Placeholder 2" svg:x="0.66667in" svg:y="0.33333in" svg:width="6.41667in" svg:height="6.40104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Modifiez les styles du texte du masque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Deuxième niveau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Cinquième niveau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5" draw:name="Text Placeholder 3" svg:x="7.83in" svg:y="2.33in" svg:width="1.83in" svg:height="3.08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Modifiez les styles du texte du masque</text:span></text:p>
            </text:list-item>
          </text:list>
        </draw:text-box>
        <svg:title/>
        <svg:desc/>
      </draw:frame>
      <draw:frame draw:id="id61" presentation:style-name="a330" draw:name="Date Placeholder 4" svg:x="0.40561in" svg:y="6.95139in" svg:width="2.33333in" svg:height="0.3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/></text:span><text:span text:style-name="a328" text:class-names=""/></text:p>
        </draw:text-box>
        <svg:title/>
        <svg:desc/>
      </draw:frame>
      <draw:frame draw:id="id62" presentation:style-name="a333" draw:name="Footer Placeholder 5" svg:x="3.33333in" svg:y="6.95139in" svg:width="3.66667in" svg:height="0.3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63" presentation:style-name="a337" draw:name="Slide Number Placeholder 6" svg:x="9.00556in" svg:y="6.95in" svg:width="0.63754in" svg:height="0.3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/></text:span><text:span text:style-name="a335" text:class-names=""/></text:p>
        </draw:text-box>
        <svg:title/>
        <svg:desc/>
      </draw:frame>
      <draw:frame draw:id="id64" presentation:style-name="a341" draw:name="Title 10" svg:x="7.83in" svg:y="0.5in" svg:width="1.83252in" svg:height="1.83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</style:master-page>
    <style:master-page style:name="Master1-Layout9-picTx-Image-avec-légende" style:page-layout-name="pageLayout1" draw:style-name="a342">
      <draw:custom-shape svg:x="0in" svg:y="0in" svg:width="10in" svg:height="7.5in" draw:id="id65" draw:style-name="a345" draw:name="Rectangle 7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6667in" svg:y="0.165in" svg:width="2.16667in" svg:height="7.17in" draw:id="id66" draw:style-name="a348" draw:name="Rectangle 8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52" draw:name="Picture Placeholder 2" svg:x="0.16667in" svg:y="0.16667in" svg:width="7.33333in" svg:height="7.16667in" presentation:class="graphic" presentation:placeholder="false">
        <draw:text-box>
          <text:p text:style-name="a351" text:class-names="" text:cond-style-name=""><text:span text:style-name="a349" text:class-names="">Cliquez sur l'icône pour ajouter une image</text:span><text:span text:style-name="a350" text:class-names=""/></text:p>
        </draw:text-box>
        <svg:title/>
        <svg:desc/>
      </draw:frame>
      <draw:frame draw:id="id68" presentation:style-name="a356" draw:name="Text Placeholder 3" svg:x="7.83333in" svg:y="2.33333in" svg:width="1.83333in" svg:height="3.2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Modifiez les styles du texte du masque</text:span></text:p>
            </text:list-item>
          </text:list>
        </draw:text-box>
        <svg:title/>
        <svg:desc/>
      </draw:frame>
      <draw:frame draw:id="id69" presentation:style-name="a361" draw:name="Date Placeholder 4" svg:x="0.40561in" svg:y="6.95139in" svg:width="2.33333in" svg:height="0.3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70" presentation:style-name="a364" draw:name="Footer Placeholder 5" svg:x="3.33333in" svg:y="6.95139in" svg:width="3.66667in" svg:height="0.3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71" presentation:style-name="a368" draw:name="Slide Number Placeholder 6" svg:x="9.00556in" svg:y="6.95in" svg:width="0.63754in" svg:height="0.3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draw:frame draw:id="id72" presentation:style-name="a372" draw:name="Title 9" svg:x="7.83333in" svg:y="0.50333in" svg:width="1.83333in" svg:height="1.83in" presentation:class="title" presentation:placeholder="false">
        <draw:text-box>
          <text:p text:style-name="a371" text:class-names="" text:cond-style-name=""><text:span text:style-name="a369" text:class-names="">Modifiez le style du titre</text:span><text:span text:style-name="a37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73">
      <draw:custom-shape svg:x="0.16667in" svg:y="1.78803in" svg:width="9.65858in" svg:height="5.5178in" draw:id="id73" draw:layer="Master1-bg" draw:style-name="a376" draw:name="Rectangle 6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667in" svg:width="9.63916in" svg:height="1.47249in" draw:id="id74" draw:layer="Master1-bg" draw:style-name="a379" draw:name="Rectangle 7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83" draw:name="Title 1" svg:x="0.41667in" svg:y="0.38916in" svg:width="9.16586in" svg:height="1.1531in" presentation:class="title" presentation:placeholder="false">
        <draw:text-box>
          <text:p text:style-name="a382" text:class-names="" text:cond-style-name=""><text:span text:style-name="a380" text:class-names="">Modifiez le style du titre</text:span><text:span text:style-name="a381" text:class-names=""/></text:p>
        </draw:text-box>
        <svg:title/>
        <svg:desc/>
      </draw:frame>
      <draw:frame draw:id="id76" presentation:style-name="a400" draw:name="Vertical Text Placeholder 2" svg:x="0.41667in" svg:y="1.88in" svg:width="9.19498in" svg:height="4.8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z les styles du texte du masque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Deuxième niveau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Cinquième niveau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05" draw:name="Date Placeholder 3" svg:x="0.40561in" svg:y="6.95139in" svg:width="2.33333in" svg:height="0.3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/></text:span><text:span text:style-name="a403" text:class-names=""/></text:p>
        </draw:text-box>
        <svg:title/>
        <svg:desc/>
      </draw:frame>
      <draw:frame draw:id="id78" presentation:style-name="a408" draw:name="Footer Placeholder 4" svg:x="3.33333in" svg:y="6.95139in" svg:width="3.66667in" svg:height="0.3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79" presentation:style-name="a412" draw:name="Slide Number Placeholder 5" svg:x="9.00556in" svg:y="6.95in" svg:width="0.63754in" svg:height="0.3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413">
      <draw:custom-shape svg:x="0.16667in" svg:y="0.16111in" svg:width="7.33333in" svg:height="7.17in" draw:id="id80" draw:style-name="a416" draw:name="Rectangle 6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6667in" svg:y="0.16111in" svg:width="2.13916in" svg:height="7.17in" draw:id="id81" draw:style-name="a419" draw:name="Rectangle 7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23" draw:name="Vertical Title 1" svg:x="7.83333in" svg:y="0.30035in" svg:width="1.83333in" svg:height="6.39931in" presentation:class="title" presentation:placeholder="false">
        <draw:text-box>
          <text:p text:style-name="a422" text:class-names="" text:cond-style-name=""><text:span text:style-name="a420" text:class-names="">Modifiez le style du titre</text:span><text:span text:style-name="a421" text:class-names=""/></text:p>
        </draw:text-box>
        <svg:title/>
        <svg:desc/>
      </draw:frame>
      <draw:frame draw:id="id83" presentation:style-name="a440" draw:name="Vertical Text Placeholder 2" svg:x="0.5in" svg:y="0.30035in" svg:width="6.58333in" svg:height="6.39931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Modifiez les styles du texte du masque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Deuxième niveau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6" text:class-names="">Cinquième niveau</text:span><text:span text:style-name="a4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45" draw:name="Date Placeholder 3" svg:x="0.40561in" svg:y="6.95139in" svg:width="2.33333in" svg:height="0.3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/></text:span><text:span text:style-name="a443" text:class-names=""/></text:p>
        </draw:text-box>
        <svg:title/>
        <svg:desc/>
      </draw:frame>
      <draw:frame draw:id="id85" presentation:style-name="a448" draw:name="Footer Placeholder 4" svg:x="3.33333in" svg:y="6.95139in" svg:width="3.66667in" svg:height="0.3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86" presentation:style-name="a452" draw:name="Slide Number Placeholder 5" svg:x="9.00556in" svg:y="6.95in" svg:width="0.63754in" svg:height="0.3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Capstone project</dc:title>
    <meta:initial-creator>Mehdi Abbassi</meta:initial-creator>
    <dc:creator>Mehdi Abbassi</dc:creator>
    <meta:creation-date>2019-12-04T08:49:58Z</meta:creation-date>
    <dc:date>2019-12-04T15:42:52Z</dc:date>
    <meta:template xlink:href="Grid" xlink:type="simple"/>
    <meta:editing-cycles>4</meta:editing-cycles>
    <meta:editing-duration>PT20685S</meta:editing-duration>
    <meta:document-statistic meta:paragraph-count="18" meta:word-count="24"/>
  </office:meta>
</office:document-meta>
</file>